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302cm" svg:y="7.144cm">
            <draw:object draw:notify-on-update-of-ranges="Sheet1.J2:Sheet1.J13 Sheet1.K2:Sheet1.K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2">
          <table:table-cell office:value-type="float" office:value="5.091611" calcext:value-type="float">
            <text:p>5,09</text:p>
          </table:table-cell>
          <table:table-cell/>
          <table:table-cell office:value-type="string" calcext:value-type="string">
            <text:p>max</text:p>
          </table:table-cell>
          <table:table-cell table:style-name="ce1" table:formula="of:=MAX([.A2:.A201])" office:value-type="float" office:value="29.95719" calcext:value-type="float">
            <text:p>29,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matrix-columns-spanned="1" table:number-matrix-rows-spanned="14" table:formula="of:=FREQUENCY([.A2:.A201];[.G2:.G14])" office:value-type="float" office:value="0" calcext:value-type="float">
            <text:p>0</text:p>
          </table:table-cell>
          <table:table-cell/>
          <table:table-cell office:value-type="string" calcext:value-type="string">
            <text:p>[5-7,07)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5.101684" calcext:value-type="float">
            <text:p>5,10</text:p>
          </table:table-cell>
          <table:table-cell/>
          <table:table-cell office:value-type="string" calcext:value-type="string">
            <text:p>min</text:p>
          </table:table-cell>
          <table:table-cell table:style-name="ce1" table:formula="of:=MIN([.A1:.A201])" office:value-type="float" office:value="5.091611" calcext:value-type="float">
            <text:p>5,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07" calcext:value-type="float">
            <text:p>7,0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7,07-9,14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125143" calcext:value-type="float">
            <text:p>5,13</text:p>
          </table:table-cell>
          <table:table-cell/>
          <table:table-cell office:value-type="string" calcext:value-type="string">
            <text:p>rango</text:p>
          </table:table-cell>
          <table:table-cell office:value-type="float" office:value="24.86" calcext:value-type="float">
            <text:p>24,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.14" calcext:value-type="float">
            <text:p>9,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9,14-11,21)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5.289193" calcext:value-type="float">
            <text:p>5,29</text:p>
          </table:table-cell>
          <table:table-cell/>
          <table:table-cell office:value-type="string" calcext:value-type="string">
            <text:p>cant intrevalo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.21" calcext:value-type="float">
            <text:p>11,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[11,21-13,28)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5.500588" calcext:value-type="float">
            <text:p>5,50</text:p>
          </table:table-cell>
          <table:table-cell/>
          <table:table-cell office:value-type="string" calcext:value-type="string">
            <text:p>granularidad</text:p>
          </table:table-cell>
          <table:table-cell office:value-type="float" office:value="2.07" calcext:value-type="float">
            <text:p>2,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.28" calcext:value-type="float">
            <text:p>13,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[13,28-15,35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.724264" calcext:value-type="float">
            <text:p>5,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5.35" calcext:value-type="float">
            <text:p>15,3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15,35-17,42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.918019" calcext:value-type="float">
            <text:p>5,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7.42" calcext:value-type="float">
            <text:p>17,4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[17,42-19,49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956004" calcext:value-type="float">
            <text:p>5,9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9.49" calcext:value-type="float">
            <text:p>19,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[19,49-21,56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.997239" calcext:value-type="float">
            <text:p>6,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21.56" calcext:value-type="float">
            <text:p>21,5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[21,56-23,56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192401" calcext:value-type="float">
            <text:p>6,1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3.63" calcext:value-type="float">
            <text:p>23,6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[23,56-26,33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.349388" calcext:value-type="float">
            <text:p>6,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26.33" calcext:value-type="float">
            <text:p>26,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[26,33-28,4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.887516" calcext:value-type="float">
            <text:p>6,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28.4" calcext:value-type="float">
            <text:p>28,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[28,4-30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71894" calcext:value-type="float">
            <text:p>6,9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.99055" calcext:value-type="float">
            <text:p>6,9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.003622" calcext:value-type="float">
            <text:p>7,0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7.053837" calcext:value-type="float">
            <text:p>7,0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7.125004" calcext:value-type="float">
            <text:p>7,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7.382412" calcext:value-type="float">
            <text:p>7,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7.52981" calcext:value-type="float">
            <text:p>7,5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7.545744" calcext:value-type="float">
            <text:p>7,5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7.567843" calcext:value-type="float">
            <text:p>7,5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7.851229" calcext:value-type="float">
            <text:p>7,8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7.944377" calcext:value-type="float">
            <text:p>7,9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8.210445" calcext:value-type="float">
            <text:p>8,2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8.287581" calcext:value-type="float">
            <text:p>8,2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8.357859" calcext:value-type="float">
            <text:p>8,3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8.899862" calcext:value-type="float">
            <text:p>8,9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8.958618" calcext:value-type="float">
            <text:p>8,9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8.996342" calcext:value-type="float">
            <text:p>9,0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9.002492" calcext:value-type="float">
            <text:p>9,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9.031189" calcext:value-type="float">
            <text:p>9,0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9.084747" calcext:value-type="float">
            <text:p>9,0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9.174074" calcext:value-type="float">
            <text:p>9,1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9.474228" calcext:value-type="float">
            <text:p>9,4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9.500183" calcext:value-type="float">
            <text:p>9,5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9.506152" calcext:value-type="float">
            <text:p>9,5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9.523572" calcext:value-type="float">
            <text:p>9,5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9.554151" calcext:value-type="float">
            <text:p>9,5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9.566942" calcext:value-type="float">
            <text:p>9,5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9.631546" calcext:value-type="float">
            <text:p>9,6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9.795" calcext:value-type="float">
            <text:p>9,8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9.820858" calcext:value-type="float">
            <text:p>9,8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9.940219" calcext:value-type="float">
            <text:p>9,9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10.02234" calcext:value-type="float">
            <text:p>10,0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10.10281" calcext:value-type="float">
            <text:p>10,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10.17775" calcext:value-type="float">
            <text:p>10,1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0.31013" calcext:value-type="float">
            <text:p>10,3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10.47953" calcext:value-type="float">
            <text:p>10,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10.83001" calcext:value-type="float">
            <text:p>10,83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10.83386" calcext:value-type="float">
            <text:p>10,8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11.45702" calcext:value-type="float">
            <text:p>11,4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11.5205" calcext:value-type="float">
            <text:p>11,5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1.95345" calcext:value-type="float">
            <text:p>11,9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12.05339" calcext:value-type="float">
            <text:p>12,0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12.48032" calcext:value-type="float">
            <text:p>12,4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12.54414" calcext:value-type="float">
            <text:p>12,5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12.66548" calcext:value-type="float">
            <text:p>12,6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12.66996" calcext:value-type="float">
            <text:p>12,6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12.79525" calcext:value-type="float">
            <text:p>12,8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13.05647" calcext:value-type="float">
            <text:p>13,0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13.06918" calcext:value-type="float">
            <text:p>13,07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13.09418" calcext:value-type="float">
            <text:p>13,09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13.21622" calcext:value-type="float">
            <text:p>13,2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13.30467" calcext:value-type="float">
            <text:p>13,3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13.76739" calcext:value-type="float">
            <text:p>13,77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13.78743" calcext:value-type="float">
            <text:p>13,7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13.95523" calcext:value-type="float">
            <text:p>13,96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14.16173" calcext:value-type="float">
            <text:p>14,1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14.24209" calcext:value-type="float">
            <text:p>14,2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14.26558" calcext:value-type="float">
            <text:p>14,2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14.67837" calcext:value-type="float">
            <text:p>14,6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14.90071" calcext:value-type="float">
            <text:p>14,9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5.02468" calcext:value-type="float">
            <text:p>15,0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15.10768" calcext:value-type="float">
            <text:p>15,11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15.19723" calcext:value-type="float">
            <text:p>15,2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15.38059" calcext:value-type="float">
            <text:p>15,3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15.42457" calcext:value-type="float">
            <text:p>15,4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15.4361" calcext:value-type="float">
            <text:p>15,44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15.44277" calcext:value-type="float">
            <text:p>15,44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15.48007" calcext:value-type="float">
            <text:p>15,4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5.5822" calcext:value-type="float">
            <text:p>15,5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15.62898" calcext:value-type="float">
            <text:p>15,6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15.63348" calcext:value-type="float">
            <text:p>15,6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15.68547" calcext:value-type="float">
            <text:p>15,6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15.69465" calcext:value-type="float">
            <text:p>15,6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15.71634" calcext:value-type="float">
            <text:p>15,7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15.72358" calcext:value-type="float">
            <text:p>15,7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15.7725" calcext:value-type="float">
            <text:p>15,77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15.77453" calcext:value-type="float">
            <text:p>15,7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15.8396" calcext:value-type="float">
            <text:p>15,84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16.02276" calcext:value-type="float">
            <text:p>16,0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16.17101" calcext:value-type="float">
            <text:p>16,17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16.23845" calcext:value-type="float">
            <text:p>16,2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16.28899" calcext:value-type="float">
            <text:p>16,29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16.73765" calcext:value-type="float">
            <text:p>16,7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16.8331" calcext:value-type="float">
            <text:p>16,8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16.85229" calcext:value-type="float">
            <text:p>16,85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16.8668" calcext:value-type="float">
            <text:p>16,8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17.17321" calcext:value-type="float">
            <text:p>17,1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7.30829" calcext:value-type="float">
            <text:p>17,3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7.37804" calcext:value-type="float">
            <text:p>17,3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7.39873" calcext:value-type="float">
            <text:p>17,4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7.47727" calcext:value-type="float">
            <text:p>17,48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17.58013" calcext:value-type="float">
            <text:p>17,58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17.69158" calcext:value-type="float">
            <text:p>17,69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7.70606" calcext:value-type="float">
            <text:p>17,7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17.99818" calcext:value-type="float">
            <text:p>18,0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18.0523" calcext:value-type="float">
            <text:p>18,05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18.12343" calcext:value-type="float">
            <text:p>18,1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8.21514" calcext:value-type="float">
            <text:p>18,2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8.28424" calcext:value-type="float">
            <text:p>18,2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8.32599" calcext:value-type="float">
            <text:p>18,33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8.38217" calcext:value-type="float">
            <text:p>18,38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8.41942" calcext:value-type="float">
            <text:p>18,42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8.47057" calcext:value-type="float">
            <text:p>18,47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8.72989" calcext:value-type="float">
            <text:p>18,7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8.91727" calcext:value-type="float">
            <text:p>18,92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9.47408" calcext:value-type="float">
            <text:p>19,47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9.58047" calcext:value-type="float">
            <text:p>19,58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9.59081" calcext:value-type="float">
            <text:p>19,5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9.60271" calcext:value-type="float">
            <text:p>19,6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19.72244" calcext:value-type="float">
            <text:p>19,7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9.80911" calcext:value-type="float">
            <text:p>19,81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19.83288" calcext:value-type="float">
            <text:p>19,83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19.9582" calcext:value-type="float">
            <text:p>19,9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19.96234" calcext:value-type="float">
            <text:p>19,96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20.00025" calcext:value-type="float">
            <text:p>20,0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20.41497" calcext:value-type="float">
            <text:p>20,41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20.63241" calcext:value-type="float">
            <text:p>20,63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20.64129" calcext:value-type="float">
            <text:p>20,6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float" office:value="20.66158" calcext:value-type="float">
            <text:p>20,66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20.78783" calcext:value-type="float">
            <text:p>20,79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20.80284" calcext:value-type="float">
            <text:p>20,8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21.34626" calcext:value-type="float">
            <text:p>21,35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21.53345" calcext:value-type="float">
            <text:p>21,53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21.73609" calcext:value-type="float">
            <text:p>21,74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21.93165" calcext:value-type="float">
            <text:p>21,93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22.01028" calcext:value-type="float">
            <text:p>22,01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float" office:value="22.16794" calcext:value-type="float">
            <text:p>22,17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22.24917" calcext:value-type="float">
            <text:p>22,25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22.36105" calcext:value-type="float">
            <text:p>22,3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22.42673" calcext:value-type="float">
            <text:p>22,43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22.49693" calcext:value-type="float">
            <text:p>22,5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22.64173" calcext:value-type="float">
            <text:p>22,64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22.82348" calcext:value-type="float">
            <text:p>22,82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22.92464" calcext:value-type="float">
            <text:p>22,92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22.98936" calcext:value-type="float">
            <text:p>22,99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22.99749" calcext:value-type="float">
            <text:p>23,00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23.00333" calcext:value-type="float">
            <text:p>23,00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23.07536" calcext:value-type="float">
            <text:p>23,0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23.0993" calcext:value-type="float">
            <text:p>23,1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23.31324" calcext:value-type="float">
            <text:p>23,31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23.51136" calcext:value-type="float">
            <text:p>23,51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23.56124" calcext:value-type="float">
            <text:p>23,56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23.57998" calcext:value-type="float">
            <text:p>23,58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23.85593" calcext:value-type="float">
            <text:p>23,86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23.92126" calcext:value-type="float">
            <text:p>23,92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23.97442" calcext:value-type="float">
            <text:p>23,97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float" office:value="24.00417" calcext:value-type="float">
            <text:p>24,00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24.06853" calcext:value-type="float">
            <text:p>24,07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24.12822" calcext:value-type="float">
            <text:p>24,13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24.40048" calcext:value-type="float">
            <text:p>24,40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float" office:value="24.40936" calcext:value-type="float">
            <text:p>24,41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24.47728" calcext:value-type="float">
            <text:p>24,48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float" office:value="24.48084" calcext:value-type="float">
            <text:p>24,48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24.66084" calcext:value-type="float">
            <text:p>24,66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24.70529" calcext:value-type="float">
            <text:p>24,71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24.77208" calcext:value-type="float">
            <text:p>24,77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25.06714" calcext:value-type="float">
            <text:p>25,07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25.20995" calcext:value-type="float">
            <text:p>25,2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25.26444" calcext:value-type="float">
            <text:p>25,26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25.53888" calcext:value-type="float">
            <text:p>25,54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25.57061" calcext:value-type="float">
            <text:p>25,5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25.63217" calcext:value-type="float">
            <text:p>25,63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25.72519" calcext:value-type="float">
            <text:p>25,73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25.72589" calcext:value-type="float">
            <text:p>25,73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25.73875" calcext:value-type="float">
            <text:p>25,74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25.97124" calcext:value-type="float">
            <text:p>25,97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25.97331" calcext:value-type="float">
            <text:p>25,97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26.12688" calcext:value-type="float">
            <text:p>26,13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26.2865" calcext:value-type="float">
            <text:p>26,29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26.31633" calcext:value-type="float">
            <text:p>26,32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26.59442" calcext:value-type="float">
            <text:p>26,59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26.69867" calcext:value-type="float">
            <text:p>26,70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26.72178" calcext:value-type="float">
            <text:p>26,72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26.74909" calcext:value-type="float">
            <text:p>26,75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26.77534" calcext:value-type="float">
            <text:p>26,78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26.9572" calcext:value-type="float">
            <text:p>26,96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26.98267" calcext:value-type="float">
            <text:p>26,98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27.03679" calcext:value-type="float">
            <text:p>27,04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27.32986" calcext:value-type="float">
            <text:p>27,33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27.58437" calcext:value-type="float">
            <text:p>27,58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27.61033" calcext:value-type="float">
            <text:p>27,61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27.89024" calcext:value-type="float">
            <text:p>27,89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28.52655" calcext:value-type="float">
            <text:p>28,53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29.15132" calcext:value-type="float">
            <text:p>29,15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29.42766" calcext:value-type="float">
            <text:p>29,43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29.50059" calcext:value-type="float">
            <text:p>29,50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29.60278" calcext:value-type="float">
            <text:p>29,60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29.95719" calcext:value-type="float">
            <text:p>29,96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2:Sheet1.G2">
          <table:filter>
            <table:filter-and>
              <table:filter-condition table:field-number="0" table:data-type="number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20:17:01.810000000</meta:creation-date>
    <dc:date>2014-05-29T21:11:45.040000000</dc:date>
    <meta:editing-duration>PT8M2S</meta:editing-duration>
    <meta:editing-cycles>1</meta:editing-cycles>
    <meta:document-statistic meta:table-count="1" meta:cell-count="461" meta:object-count="1"/>
    <meta:generator>LibreOffice/4.1.4.2$Windows_x86 LibreOffice_project/0a0440ccc0227ad9829de5f46be37cfb6edcf7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84cm" svg:y="0.316cm" chart:style-name="ch2">
          <text:p>Distribucion uniforme 5 -30</text:p>
        </chart:title>
        <chart:subtitle svg:x="3.392cm" svg:y="1.275cm" chart:style-name="ch3">
          <text:p>Tiempo en minutos que martin espera el colectivo 33</text:p>
        </chart:subtitle>
        <chart:legend chart:legend-position="end" svg:x="13.737cm" svg:y="4.188cm" style:legend-expansion="high" chart:style-name="ch4"/>
        <chart:plot-area chart:style-name="ch5" table:cell-range-address="Sheet1.J2:Sheet1.K13" chart:data-source-has-labels="column" svg:x="1.358cm" svg:y="2.318cm" svg:width="11.739cm" svg:height="5.494cm">
          <chartooo:coordinate-region svg:x="1.979cm" svg:y="2.53cm" svg:width="11.118cm" svg:height="3.311cm"/>
          <chart:axis chart:dimension="x" chart:name="primary-x" chart:style-name="ch6" chartooo:axis-type="auto">
            <chartooo:date-scale/>
            <chart:title svg:x="5.146cm" svg:y="7.993cm" chart:style-name="ch7">
              <text:p>intervalos granularidad 2,07</text:p>
            </chart:title>
            <chart:categories table:cell-range-address="Sheet1.J2:Sheet1.J13"/>
          </chart:axis>
          <chart:axis chart:dimension="y" chart:name="primary-y" chart:style-name="ch8">
            <chart:title svg:x="0.451cm" svg:y="5.876cm" chart:style-name="ch9">
              <text:p>frecuencia</text:p>
            </chart:title>
            <chart:grid chart:style-name="ch10" chart:class="major"/>
          </chart:axis>
          <chart:series chart:style-name="ch11" chart:values-cell-range-address="Sheet1.K2:Sheet1.K1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[5-7,07)</text:p>
                <draw:g>
                  <svg:desc>Sheet1.J2:Sheet1.J13</svg:desc>
                </draw:g>
              </table:table-cell>
              <table:table-cell office:value-type="float" office:value="16">
                <text:p>16</text:p>
                <draw:g>
                  <svg:desc>Sheet1.K2:Sheet1.K13</svg:desc>
                </draw:g>
              </table:table-cell>
            </table:table-row>
            <table:table-row>
              <table:table-cell office:value-type="string">
                <text:p>[7,07-9,14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9,14-11,21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11,21-13,28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3,28-15,35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15,35-17,42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[17,42-19,49)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[19,49-21,56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21,56-23,56)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[23,56-26,33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[26,33-28,4)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[28,4-30)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